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rsid="001cd979" officeooo:paragraph-rsid="001cd979"/>
    </style:style>
    <style:style style:name="P2" style:family="paragraph" style:parent-style-name="Standard" style:list-style-name="L2">
      <style:text-properties style:font-name="Arial" officeooo:rsid="001cd979" officeooo:paragraph-rsid="001cd979"/>
    </style:style>
    <style:style style:name="P3" style:family="paragraph" style:parent-style-name="Standard" style:list-style-name="L3">
      <style:text-properties style:font-name="Arial" officeooo:rsid="001cd979" officeooo:paragraph-rsid="001cd979"/>
    </style:style>
    <style:style style:name="P4" style:family="paragraph" style:parent-style-name="Standard" style:list-style-name="L4">
      <style:text-properties style:font-name="Arial" officeooo:rsid="001cd979" officeooo:paragraph-rsid="001cd979"/>
    </style:style>
    <style:style style:name="P5" style:family="paragraph" style:parent-style-name="Standard">
      <style:text-properties style:font-name="Arial" fo:font-weight="bold" officeooo:rsid="001cd979" officeooo:paragraph-rsid="001cd979" style:font-weight-asian="bold" style:font-weight-complex="bold"/>
    </style:style>
    <style:style style:name="P6" style:family="paragraph" style:parent-style-name="Standard" style:list-style-name="L2">
      <style:text-properties style:font-name="Arial" officeooo:rsid="001e2a7a" officeooo:paragraph-rsid="001e2a7a"/>
    </style:style>
    <style:style style:name="P7" style:family="paragraph" style:parent-style-name="Standard" style:list-style-name="L4">
      <style:text-properties style:font-name="Arial" officeooo:rsid="0020112b" officeooo:paragraph-rsid="0020112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5122-Front-End-Web-Development</text:p>
      <text:p text:style-name="P1">Fall 2025</text:p>
      <text:p text:style-name="P1">Peter Slempers</text:p>
      <text:p text:style-name="P1">JS-Pet-Project-Project-Pitch</text:p>
      <text:p text:style-name="P1"/>
      <text:p text:style-name="P5">Name: <text:span text:style-name="T2">Peter’s Bike Wheel Builder</text:span></text:p>
      <text:p text:style-name="P1"/>
      <text:p text:style-name="P1"><text:span text:style-name="T1">Description</text:span>: This application will use three.js to engage users in building bicycle wheels. For anyone interested in seeing how the world’s best bike wheels are made by hand, try this short immersive experience!</text:p>
      <text:p text:style-name="P1"/>
      <text:p text:style-name="P1"><text:span text:style-name="T1">Feature List</text:span>:</text:p>
      <text:p text:style-name="P1">Must-haves:</text:p>
      <text:list text:style-name="L2">
        <text:list-item>
          <text:p text:style-name="P2">Intro page (Title screen)</text:p>
        </text:list-item>
        <text:list-item>
          <text:p text:style-name="P2">Main scene, 3D-rendered factory floor using three.js library</text:p>
        </text:list-item>
        <text:list-item>
          <text:p text:style-name="P2">Main scene is interactive, the user can see the flow of wheel assembly</text:p>
        </text:list-item>
        <text:list-item>
          <text:p text:style-name="P6">Next-&gt; and &lt;-Back buttons to shift between stages of the scene</text:p>
        </text:list-item>
      </text:list>
      <text:p text:style-name="P1">Should-haves:</text:p>
      <text:list text:style-name="L3">
        <text:list-item>
          <text:p text:style-name="P3">Main scene could have each stage of wheel-building</text:p>
          <text:list>
            <text:list-item>
              <text:p text:style-name="P3">Hub-loading (inserting spokes into hub)</text:p>
            </text:list-item>
            <text:list-item>
              <text:p text:style-name="P3">Lacing (weaving spokes into the rim, fastened in place by driven nipples)</text:p>
            </text:list-item>
            <text:list-item>
              <text:p text:style-name="P3">Truing (taking out the wobble of the wheel by balancing spoke tensions)</text:p>
            </text:list-item>
            <text:list-item>
              <text:p text:style-name="P3">Taping (applying rim tape and valves for tubeless wheels)</text:p>
            </text:list-item>
            <text:list-item>
              <text:p text:style-name="P3">Tire-mounting (putting a tire on and pumping it up)</text:p>
            </text:list-item>
          </text:list>
        </text:list-item>
        <text:list-item>
          <text:p text:style-name="P3">At least a couple of these scenes should be interactive</text:p>
        </text:list-item>
      </text:list>
      <text:p text:style-name="P1">Nice-to-haves:</text:p>
      <text:list text:style-name="L4">
        <text:list-item>
          <text:p text:style-name="P4">All the stages are fully interactive (instead of just showing)</text:p>
        </text:list-item>
        <text:list-item>
          <text:p text:style-name="P7">Animations</text:p>
        </text:list-item>
        <text:list-item>
          <text:p text:style-name="P4">Showing what could go wrong when things are done incorrectly</text:p>
        </text:list-item>
        <text:list-item>
          <text:p text:style-name="P4">Show each stage, but with the machines used in the factory</text:p>
          <text:list>
            <text:list-item>
              <text:p text:style-name="P4">I’m thinking of just showing the fully hand-built method</text:p>
            </text:list-item>
          </text:list>
        </text:list-item>
        <text:list-item>
          <text:p text:style-name="P4">VR integr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09:08:44.131181153</meta:creation-date>
    <dc:date>2025-10-16T10:31:11.493728551</dc:date>
    <meta:editing-duration>PT1H22M26S</meta:editing-duration>
    <meta:editing-cycles>3</meta:editing-cycles>
    <meta:generator>LibreOffice/7.6.6.3$MacOSX_X86_64 LibreOffice_project/d97b2716a9a4a2ce1391dee1765565ea469b0ae7</meta:generator>
    <meta:print-date>2025-10-16T10:30:22.571943092</meta:print-date>
    <meta:document-statistic meta:table-count="0" meta:image-count="0" meta:object-count="0" meta:page-count="1" meta:paragraph-count="27" meta:word-count="210" meta:character-count="1269" meta:non-whitespace-character-count="1103"/>
  </office:meta>
</office:document-meta>
</file>